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9000002AD31A76A70C8FEA6D9.png" manifest:media-type="image/png"/>
  <manifest:file-entry manifest:full-path="Pictures/10000001000002F20000020EADE79A4D6B5E9C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, Consolas, 'Courier New', monospace"/>
    <style:font-face style:name="var colab-code-font-family" svg:font-family="'var colab-code-font-family'"/>
  </office:font-face-decls>
  <office:automatic-styles>
    <style:style style:name="P1" style:family="paragraph" style:parent-style-name="Text_20_body">
      <style:paragraph-properties fo:margin-top="0cm" fo:margin-bottom="0cm" style:contextual-spacing="false" style:line-height-at-least="0.335cm"/>
      <style:text-properties fo:color="#0431fa" loext:opacity="100%" style:font-name="monospace" fo:font-size="7pt" fo:letter-spacing="normal" fo:font-weight="normal"/>
    </style:style>
    <style:style style:name="P2" style:family="paragraph" style:parent-style-name="Text_20_body">
      <style:paragraph-properties fo:margin-top="0cm" fo:margin-bottom="0cm" style:contextual-spacing="false" style:line-height-at-least="0.335cm"/>
      <style:text-properties fo:color="#319331" loext:opacity="100%" style:font-name="monospace" fo:font-size="7pt" fo:letter-spacing="normal" fo:font-weight="normal"/>
    </style:style>
    <style:style style:name="P3" style:family="paragraph" style:parent-style-name="Standard">
      <style:text-properties style:font-name="var colab-code-font-family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Rámec4" text:anchor-type="page" text:anchor-page-number="1" svg:x="0cm" svg:y="0cm" svg:width="0.041cm" draw:z-index="3">
        <draw:text-box fo:min-height="1.852cm">
          <draw:frame draw:style-name="fr2" draw:name="Rámec5" text:anchor-type="frame" svg:x="0cm" svg:y="0cm" svg:width="27.164cm" draw:z-index="4">
            <draw:text-box fo:min-height="0.335cm">
              <text:p text:style-name="Text_20_body"/>
            </draw:text-box>
          </draw:frame>
          <text:p text:style-name="Text_20_body"><draw:frame draw:style-name="fr1" draw:name="Rámec6" text:anchor-type="char" svg:width="27.164cm" draw:z-index="5"><draw:text-box fo:min-height="1.852cm"><text:p text:style-name="P2"/><text:p text:style-name="P1">]</text:p></draw:text-box></draw:frame></text:p>
        </draw:text-box>
      </draw:frame>
      <draw:frame draw:style-name="fr3" draw:name="Rámec1" text:anchor-type="page" text:anchor-page-number="1" svg:x="0cm" svg:y="0cm" svg:width="0.041cm" draw:z-index="2">
        <draw:text-box fo:min-height="1.852cm">
          <text:p text:style-name="Text_20_body"/>
        </draw:text-box>
      </draw:frame>
      <text:p text:style-name="Standard"/>
      <text:p text:style-name="Standard"/>
      <text:p text:style-name="Standard"><draw:frame draw:style-name="fr5" draw:name="Obrázek1" text:anchor-type="char" svg:width="18.408cm" svg:height="13.458cm" draw:z-index="0"><draw:image xlink:href="Pictures/10000001000003A9000002AD31A76A70C8FEA6D9.png" xlink:type="simple" xlink:show="embed" xlink:actuate="onLoad" draw:mime-type="image/png"/></draw:frame><text:tab/><text:tab/></text:p>
      <text:p text:style-name="Standard"/>
      <text:p text:style-name="Standard"><draw:frame draw:style-name="fr4" draw:name="Obrázek2" text:anchor-type="char" svg:x="0.751cm" svg:y="0.333cm" svg:width="14.831cm" svg:height="10.345cm" draw:z-index="1"><draw:image xlink:href="Pictures/10000001000002F20000020EADE79A4D6B5E9C17.png" xlink:type="simple" xlink:show="embed" xlink:actuate="onLoad" draw:mime-type="image/png"/></draw:frame><text:soft-page-break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, Consolas, 'Courier New', monospace"/>
    <style:font-face style:name="var colab-code-font-family" svg:font-family="'var colab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19:43:53.612000000</meta:creation-date>
    <dc:date>2025-01-17T19:51:02.113000000</dc:date>
    <meta:editing-duration>PT4M51S</meta:editing-duration>
    <meta:editing-cycles>4</meta:editing-cycles>
    <meta:generator>LibreOffice/7.4.3.2$Windows_X86_64 LibreOffice_project/1048a8393ae2eeec98dff31b5c133c5f1d08b890</meta:generator>
    <meta:document-statistic meta:table-count="0" meta:image-count="2" meta:object-count="0" meta:page-count="2" meta:paragraph-count="3" meta:word-count="1" meta:character-count="4" meta:non-whitespace-character-count="1"/>
  </office:meta>
</office:document-meta>
</file>